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2400000404ACDB3549.png" manifest:media-type="image/png"/>
  <manifest:file-entry manifest:full-path="Pictures/1000000100000724000004047B1D852E.png" manifest:media-type="image/png"/>
  <manifest:file-entry manifest:full-path="Pictures/1000000100000724000004044CB8088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3" text:anchor-type="char" svg:width="17cm" svg:height="9.56cm" draw:z-index="2"><draw:image xlink:href="Pictures/1000000100000724000004044CB80887.png" xlink:type="simple" xlink:show="embed" xlink:actuate="onLoad" draw:mime-type="image/png"/></draw:frame></text:p>
      <text:p text:style-name="Standard"><draw:frame draw:style-name="fr1" draw:name="Изображение2" text:anchor-type="char" svg:width="17cm" svg:height="9.56cm" draw:z-index="1"><draw:image xlink:href="Pictures/1000000100000724000004047B1D852E.png" xlink:type="simple" xlink:show="embed" xlink:actuate="onLoad" draw:mime-type="image/png"/></draw:frame></text:p>
      <text:p text:style-name="Standard"><draw:frame draw:style-name="fr2" draw:name="Изображение1" text:anchor-type="char" svg:width="17cm" svg:height="9.56cm" draw:z-index="0"><draw:image xlink:href="Pictures/100000010000072400000404ACDB354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5T19:13:41.370112060</meta:creation-date>
    <dc:date>2026-04-25T19:18:38.391603090</dc:date>
    <meta:editing-duration>PT4M58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25.8.6.2$Linux_X86_64 LibreOffice_project/a46b460d1686bb49c718d2ef5f88b83ff2dc4981</meta:generator>
  </office:meta>
</office:document-meta>
</file>